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ejaVu Sans" officeooo:rsid="000ba13a" officeooo:paragraph-rsid="000ba13a"/>
    </style:style>
    <style:style style:name="P2" style:family="paragraph" style:parent-style-name="Standard">
      <style:text-properties style:font-name="DejaVu Sans" style:text-underline-style="solid" style:text-underline-width="auto" style:text-underline-color="font-color" officeooo:rsid="00183080" officeooo:paragraph-rsid="00183080"/>
    </style:style>
    <style:style style:name="P3" style:family="paragraph" style:parent-style-name="Standard">
      <style:text-properties style:font-name="DejaVu Sans" style:text-underline-style="solid" style:text-underline-width="auto" style:text-underline-color="font-color" officeooo:rsid="000ce55f" officeooo:paragraph-rsid="000ba13a"/>
    </style:style>
    <style:style style:name="P4" style:family="paragraph" style:parent-style-name="Standard">
      <style:text-properties style:font-name="DejaVu Sans" officeooo:rsid="000fb0ec" officeooo:paragraph-rsid="000fb0ec"/>
    </style:style>
    <style:style style:name="P5" style:family="paragraph" style:parent-style-name="Standard">
      <style:text-properties style:font-name="DejaVu Sans" officeooo:rsid="0016d2eb" officeooo:paragraph-rsid="0016d2eb"/>
    </style:style>
    <style:style style:name="P6" style:family="paragraph" style:parent-style-name="Standard">
      <style:text-properties style:font-name="DejaVu Sans" officeooo:rsid="00183080" officeooo:paragraph-rsid="00183080"/>
    </style:style>
    <style:style style:name="P7" style:family="paragraph" style:parent-style-name="Standard">
      <style:text-properties style:font-name="DejaVu Sans" officeooo:rsid="0019ce87" officeooo:paragraph-rsid="0019ce87"/>
    </style:style>
    <style:style style:name="P8" style:family="paragraph" style:parent-style-name="Standard">
      <style:text-properties style:font-name="DejaVu Sans" officeooo:rsid="0020ebf7" officeooo:paragraph-rsid="0020ebf7"/>
    </style:style>
    <style:style style:name="P9" style:family="paragraph" style:parent-style-name="Standard">
      <style:text-properties style:font-name="DejaVu Sans" officeooo:rsid="002b0208" officeooo:paragraph-rsid="002b020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fde44"/>
    </style:style>
    <style:style style:name="T3" style:family="text">
      <style:text-properties officeooo:rsid="0010fc35"/>
    </style:style>
    <style:style style:name="T4" style:family="text">
      <style:text-properties officeooo:rsid="00133260"/>
    </style:style>
    <style:style style:name="T5" style:family="text">
      <style:text-properties officeooo:rsid="00183080"/>
    </style:style>
    <style:style style:name="T6" style:family="text">
      <style:text-properties officeooo:rsid="001af643"/>
    </style:style>
    <style:style style:name="T7" style:family="text">
      <style:text-properties officeooo:rsid="001d7575"/>
    </style:style>
    <style:style style:name="T8" style:family="text">
      <style:text-properties officeooo:rsid="001fe423"/>
    </style:style>
    <style:style style:name="T9" style:family="text">
      <style:text-properties officeooo:rsid="00203728"/>
    </style:style>
    <style:style style:name="T10" style:family="text">
      <style:text-properties officeooo:rsid="0026507f"/>
    </style:style>
    <style:style style:name="T11" style:family="text">
      <style:text-properties officeooo:rsid="00296850"/>
    </style:style>
    <style:style style:name="T12" style:family="text">
      <style:text-properties officeooo:rsid="002d1f7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ample genotype compression</text:p>
      <text:p text:style-name="P1"/>
      <text:p text:style-name="P1">0|0 <text:s text:c="3"/>→ <text:span text:style-name="T1">0</text:span>0000000</text:p>
      <text:p text:style-name="P1">0|1 <text:s text:c="3"/>→ <text:span text:style-name="T1">101</text:span>00000</text:p>
      <text:p text:style-name="P1">1|0 <text:s text:c="3"/>→ <text:span text:style-name="T1">110</text:span>00000</text:p>
      <text:p text:style-name="P1">1|1 <text:s text:c="3"/>→ <text:span text:style-name="T1">100</text:span>00000</text:p>
      <text:p text:style-name="P1">other → <text:span text:style-name="T1">111</text:span>00000</text:p>
      <text:p text:style-name="P1"/>
      <text:p text:style-name="P4">The underlined leading bits are used to signal what kind of data follows the current byte. <text:span text:style-name="T3">The remaining bits hold the count of how many columns of this type of data follow in the file.</text:span></text:p>
      <text:p text:style-name="P1"/>
      <text:p text:style-name="P9">The other flag applies to any TSV data which is not compressed. <text:span text:style-name="T12">The number in the field is the number of TSV columns which follow that are not compressed. There is no leading tab fencepost in the following data. The data will be trailing fenceposted by either a newline or tab.</text:span></text:p>
      <text:p text:style-name="P1"/>
      <text:p text:style-name="P2">Compressed line format</text:p>
      <text:p text:style-name="P6"/>
      <text:p text:style-name="P4">At the beginning of each <text:span text:style-name="T4">line, there is an additional flag inserted into the compressed version of the file. <text:s/>The value of this is used to determine the length of the entire compressed line. <text:s/>Advancing through the file that many bytes will place the reader at the flag for the next line.</text:span></text:p>
      <text:p text:style-name="P4"/>
      <text:p text:style-name="P5">The format of these length <text:span text:style-name="T5">flags is as follows:</text:span></text:p>
      <text:p text:style-name="P5"/>
      <text:p text:style-name="P6"><text:span text:style-name="T2">NN</text:span>X<text:span text:style-name="T8">XX</text:span>XXX [XXXXXXXX]...</text:p>
      <text:p text:style-name="P6"/>
      <text:p text:style-name="P7">The first <text:span text:style-name="T9">2</text:span> bits <text:span text:style-name="T6">taken as an unsigned integer </text:span>indicate the number of extension bytes that this length flag <text:span text:style-name="T11">includes</text:span>. The next <text:span text:style-name="T9">6</text:span> bits are a<text:span text:style-name="T7">n unsigned </text:span>length field. Following octets <text:span text:style-name="T7">are uint8 values, interpreted progressively as lower order bits within the overall length value. In the case where NNN is zero, then no extension bytes are used in this length flag, and only the next 6 bits are used as the length. </text:span></text:p>
      <text:p text:style-name="P7"/>
      <text:p text:style-name="P8">Because the extension byte bits have a maximum value of 3, there is at most 3 extension bytes following this leading length flag byte. Overall this leads to a maximum of 30 bits for representing the length, which is a maximal value of 1 GiB minus one, <text:span text:style-name="T10">which is therefore the maximum compressed line length.</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18:48:23.511380697</meta:creation-date>
    <dc:date>2019-11-25T12:51:08.581802936</dc:date>
    <meta:editing-duration>PT15H54M57S</meta:editing-duration>
    <meta:editing-cycles>31</meta:editing-cycles>
    <meta:generator>LibreOffice/6.2.8.2$Linux_X86_64 LibreOffice_project/20$Build-2</meta:generator>
    <meta:document-statistic meta:table-count="0" meta:image-count="0" meta:object-count="0" meta:page-count="1" meta:paragraph-count="14" meta:word-count="298" meta:character-count="1668" meta:non-whitespace-character-count="1369"/>
  </office:meta>
</office:document-meta>
</file>